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f32" officeooo:paragraph-rsid="0010df32"/>
    </style:style>
    <style:style style:name="P2" style:family="paragraph" style:parent-style-name="Standard">
      <style:text-properties officeooo:rsid="0011b403" officeooo:paragraph-rsid="0011b403"/>
    </style:style>
    <style:style style:name="P3" style:family="paragraph" style:parent-style-name="Standard">
      <style:text-properties fo:font-weight="bold" officeooo:rsid="0011b403" officeooo:paragraph-rsid="0011b403" style:font-weight-asian="bold" style:font-weight-complex="bold"/>
    </style:style>
    <style:style style:name="P4" style:family="paragraph" style:parent-style-name="Standard">
      <style:text-properties fo:font-weight="bold" officeooo:rsid="0013a2cb" officeooo:paragraph-rsid="0013a2cb" style:font-weight-asian="bold" style:font-weight-complex="bold"/>
    </style:style>
    <style:style style:name="P5" style:family="paragraph" style:parent-style-name="Standard">
      <style:text-properties fo:font-weight="bold" officeooo:rsid="00143b91" officeooo:paragraph-rsid="00143b91" style:font-weight-asian="bold" style:font-weight-complex="bold"/>
    </style:style>
    <style:style style:name="P6" style:family="paragraph" style:parent-style-name="Standard">
      <style:text-properties fo:font-weight="bold" officeooo:rsid="0014b90d" officeooo:paragraph-rsid="0014b90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b90d" style:font-weight-asian="bold" style:font-weight-complex="bold"/>
    </style:style>
    <style:style style:name="T3" style:family="text">
      <style:text-properties officeooo:rsid="0011b403"/>
    </style:style>
    <style:style style:name="T4" style:family="text">
      <style:text-properties fo:font-weight="normal" style:font-weight-asian="normal" style:font-weight-complex="normal"/>
    </style:style>
    <style:style style:name="T5" style:family="text">
      <style:text-properties fo:font-weight="normal" officeooo:rsid="0013a2cb" style:font-weight-asian="normal" style:font-weight-complex="normal"/>
    </style:style>
    <style:style style:name="T6" style:family="text">
      <style:text-properties fo:font-weight="normal" officeooo:rsid="00143b91" style:font-weight-asian="normal" style:font-weight-complex="normal"/>
    </style:style>
    <style:style style:name="T7" style:family="text">
      <style:text-properties fo:font-weight="normal" officeooo:rsid="0014b90d" style:font-weight-asian="normal" style:font-weight-complex="normal"/>
    </style:style>
    <style:style style:name="T8" style:family="text">
      <style:text-properties officeooo:rsid="0013a2cb"/>
    </style:style>
    <style:style style:name="T9" style:family="text">
      <style:text-properties officeooo:rsid="0014b9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ol de lectura.</text:p>
      <text:p text:style-name="P1">Sánchez Espinosa Andrew Blaise.</text:p>
      <text:p text:style-name="P1"/>
      <text:p text:style-name="P1"><text:span text:style-name="T1">Programación secuencial:</text:span> Habla de que en el presente los modelos de programación están creados con el estilo von <text:s/>Neumann y como la programación gira en torno a almacenamiento mudable (es decir que la información la podemos cambiar de dirección de memoria) esto para manejar variables con respecto al tiempo, llamar con precisión variables y usar una declaración de control para controlar cuando se cambian de localidad de memoria las otras declaraciones. Todo esto usando solamente un solo hilo para su ejecución.</text:p>
      <text:p text:style-name="P1"/>
      <text:p text:style-name="P1"><text:span text:style-name="T1">Programación concurrente:</text:span> <text:span text:style-name="T3">Al principio se menciona que es una extensión de la programación secuencial, pero en la programación concurrente se utilizan varios hilos de ejecución, y de el problema que existía antes de que Dijkstra propusiera los “mutex” (mutual execution) para controlar las “zonas de riesgo” en programas en los que se utiliza una variable global en una o varias secciones de código por varios hilos al mismo tiempo, evitando que se obtengan resultados no deseados.</text:span></text:p>
      <text:p text:style-name="P1"/>
      <text:p text:style-name="P2">Mientras que la programación secuencial es linea, la programación concurrente puede realizar varias tareas (es decir ejecuta varios hilos) en tiempo real.</text:p>
      <text:p text:style-name="P2"/>
      <text:p text:style-name="P3">Programación Distribuida: <text:span text:style-name="T4">En este caso la programación distribuida, es una extensión de la programación concurrente, pues al tener varios varias computadoras conectadas en una red, en esta lo que se busca es se ejecute un programa concurrente, distribuyendo la ejec</text:span><text:span text:style-name="T5">u</text:span><text:span text:style-name="T4">ción de hilos <text:s/>a trav</text:span><text:span text:style-name="T5">és</text:span><text:span text:style-name="T4"> de </text:span><text:span text:style-name="T5">varias computadoras conectadas en red. Se explican las razones del porque los programadores utilizan esta forma de programar (</text:span><text:span text:style-name="T8">Working set, Data replication, Inherent distribution)</text:span><text:span text:style-name="T5">, otra ventaja sobre la programación concurrente es que mientras que en en la programación concurrente un error lleva a la falla del programa y en la programación distribuida ese mismo error solo causaría un fallo parcial del programa.</text:span></text:p>
      <text:p text:style-name="P3"/>
      <text:p text:style-name="P3"><text:span text:style-name="T5"/></text:p>
      <text:p text:style-name="P4">Los retos de la programación distribuida: <text:span text:style-name="T4">Como en la programación concurrente se tiene como un reto a superar el no-determinismo (según entendí) se puede resolver dar un tratamiento a los datos de salida y entrada, los problemas de acuerdos toman dos formas: </text:span></text:p>
      <text:p text:style-name="P4"><text:tab/></text:p>
      <text:p text:style-name="P4"><text:tab/>Leader election: <text:span text:style-name="T4">Se mantiene un nodo “líder” que supervisa el trabajó encomendado por el mismo a otros nodos que se mantienen trabajando.</text:span></text:p>
      <text:p text:style-name="P4"/>
      <text:p text:style-name="P4"><text:span text:style-name="T4"><text:tab/></text:span>Failure detection: <text:span text:style-name="T6">Este detecta un nodo que falla y no puede actuar como el líder.</text:span></text:p>
      <text:p text:style-name="P4"/>
      <text:p text:style-name="P5">Los dos extremos en el diseño del espacio: <text:span text:style-name="T4">Se a visto que el espacio designado por el teorema de </text:span>CAP <text:span text:style-name="T4">puede existir y florecer en un sistema para construcción de aplicaciones distribuidas. Los dos extremos en el diseño del espacio son:</text:span></text:p>
      <text:p text:style-name="P5"/>
      <text:p text:style-name="P5"><text:span text:style-name="T4"><text:tab/></text:span>Lasp: <text:span text:style-name="T4">Este modelo de programación sacrifica la consistencia por la disponibilidad.</text:span></text:p>
      <text:p text:style-name="P5"/>
      <text:p text:style-name="P5"><text:span text:style-name="T4"><text:tab/></text:span>Austere: <text:span text:style-name="T4"><text:s/>Este otro modelo de programación sacrifica la disponibilidad por la consistencia.</text:span></text:p>
      <text:p text:style-name="P5"/>
      <text:p text:style-name="P5"><text:span text:style-name="T4">Estos modelos de programación están situados en los extremos del teorema de </text:span>CAP. <text:span text:style-name="T4"><text:s/>Estos dos modelos son una extensión del cálculo lambda, se trata de registrar puntos de locación en el almacenamiento de memoria.</text:span></text:p>
      <text:p text:style-name="P5"><text:soft-page-break/><text:span text:style-name="T4">Mientras que </text:span>Lasp <text:span text:style-name="T4">y </text:span>Austere <text:span text:style-name="T4">están en los extremos, pues el primero sacrifica consistencia por disponibilidad y el segundo sacrifica disponibilidad por consistencia, hay un modelo de programación que se mantiene en la división de </text:span>CAP<text:span text:style-name="T4"> y este modelo es: </text:span></text:p>
      <text:p text:style-name="P5"/>
      <text:p text:style-name="P5"><text:span text:style-name="T4"><text:tab/></text:span>Spry<text:span text:style-name="T4">: </text:span><text:span text:style-name="T7">Este modelo de programación busca una compensación entre disponibilidad y consistencia. Es mas amable, pues deja decidir al desarrollador a que lado inclinarse para sus necesidades (</text:span><text:span text:style-name="T9">Lasp </text:span><text:span text:style-name="T7">o </text:span><text:span text:style-name="T9">Austere</text:span><text:span text:style-name="T7">).</text:span></text:p>
      <text:p text:style-name="P5"/>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8:46:30.240239395</meta:creation-date>
    <dc:date>2018-03-04T20:02:18.149291844</dc:date>
    <meta:editing-duration>PT11M43S</meta:editing-duration>
    <meta:editing-cycles>1</meta:editing-cycles>
    <meta:document-statistic meta:table-count="0" meta:image-count="0" meta:object-count="0" meta:page-count="2" meta:paragraph-count="16" meta:word-count="540" meta:character-count="3463" meta:non-whitespace-character-count="2926"/>
    <meta:generator>LibreOffice/4.2.8.2$Linux_x86 LibreOffice_project/420m0$Build-2</meta:generator>
  </office:meta>
</office:document-meta>
</file>